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Bitstream Charter" officeooo:rsid="001c84b9" officeooo:paragraph-rsid="001c84b9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Bitstream Charter" officeooo:rsid="001c84b9" officeooo:paragraph-rsid="001c84b9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Bitstream Charter" officeooo:rsid="001c84b9" officeooo:paragraph-rsid="001da084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Bitstream Charter" officeooo:rsid="001da084" officeooo:paragraph-rsid="001da084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Bitstream Charter" officeooo:rsid="001e15b7" officeooo:paragraph-rsid="001e15b7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Bitstream Charter" officeooo:paragraph-rsid="001da084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Bitstream Charter" officeooo:paragraph-rsid="001d7437"/>
    </style:style>
    <style:style style:name="P8" style:family="paragraph" style:parent-style-name="Preformatted_20_Text" style:list-style-name="L1">
      <style:paragraph-properties fo:text-align="justify" style:justify-single-word="false"/>
      <style:text-properties fo:font-variant="normal" fo:text-transform="none" fo:color="#212121" style:font-name="Bitstream Charter" fo:font-size="12pt" fo:letter-spacing="normal" fo:language="pt" fo:country="PT" fo:font-style="normal" fo:font-weight="normal" officeooo:paragraph-rsid="001c84b9"/>
    </style:style>
    <style:style style:name="P9" style:family="paragraph" style:parent-style-name="Preformatted_20_Text" style:list-style-name="L1">
      <style:paragraph-properties fo:text-align="justify" style:justify-single-word="false"/>
      <style:text-properties officeooo:paragraph-rsid="001c84b9"/>
    </style:style>
    <style:style style:name="T1" style:family="text">
      <style:text-properties fo:font-variant="normal" fo:text-transform="none" fo:color="#212121" fo:font-size="12pt" fo:letter-spacing="normal" fo:font-style="normal" fo:font-weight="normal"/>
    </style:style>
    <style:style style:name="T2" style:family="text">
      <style:text-properties fo:font-variant="normal" fo:text-transform="none" fo:color="#212121" fo:font-size="12pt" fo:letter-spacing="normal" fo:font-style="normal" fo:font-weight="normal" officeooo:rsid="001c84b9"/>
    </style:style>
    <style:style style:name="T3" style:family="text">
      <style:text-properties fo:font-variant="normal" fo:text-transform="none" fo:color="#212121" fo:font-size="12pt" fo:letter-spacing="normal" fo:font-style="normal" fo:font-weight="normal" officeooo:rsid="001d7437"/>
    </style:style>
    <style:style style:name="T4" style:family="text">
      <style:text-properties fo:font-variant="normal" fo:text-transform="none" fo:color="#212121" fo:font-size="12pt" fo:letter-spacing="normal" fo:font-style="normal" fo:font-weight="normal" officeooo:rsid="001da084"/>
    </style:style>
    <style:style style:name="T5" style:family="text">
      <style:text-properties fo:font-variant="normal" fo:text-transform="none" fo:color="#212121" fo:font-size="12pt" fo:letter-spacing="normal" fo:font-style="normal" fo:font-weight="normal" officeooo:rsid="001e15b7"/>
    </style:style>
    <style:style style:name="T6" style:family="text">
      <style:text-properties fo:font-variant="normal" fo:text-transform="none" fo:color="#212121" fo:font-size="12pt" fo:letter-spacing="normal" fo:font-style="normal" fo:font-weight="normal" officeooo:rsid="00214b69"/>
    </style:style>
    <style:style style:name="T7" style:family="text">
      <style:text-properties fo:font-variant="normal" fo:text-transform="none" fo:color="#212121" fo:font-size="12pt" fo:letter-spacing="normal" fo:font-style="normal" fo:font-weight="normal" officeooo:rsid="002339a0"/>
    </style:style>
    <style:style style:name="T8" style:family="text">
      <style:text-properties fo:font-variant="normal" fo:text-transform="none" fo:color="#212121" style:font-name="Bitstream Charter" fo:font-size="12pt" fo:letter-spacing="normal" fo:language="pt" fo:country="PT" fo:font-style="normal" fo:font-weight="normal" officeooo:rsid="001c84b9"/>
    </style:style>
    <style:style style:name="T9" style:family="text">
      <style:text-properties fo:font-variant="normal" fo:text-transform="none" fo:color="#212121" style:font-name="Bitstream Charter" fo:font-size="12pt" fo:letter-spacing="normal" fo:language="pt" fo:country="PT" fo:font-style="normal" fo:font-weight="normal" officeooo:rsid="0023fffc"/>
    </style:style>
    <style:style style:name="T10" style:family="text">
      <style:text-properties officeooo:rsid="001f879a"/>
    </style:style>
    <style:style style:name="T11" style:family="text">
      <style:text-properties officeooo:rsid="00214b69"/>
    </style:style>
    <style:style style:name="T12" style:family="text">
      <style:text-properties officeooo:rsid="002339a0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licações</text:p>
      <text:p text:style-name="P1"/>
      <text:list xml:id="list1145417765305538325" text:style-name="L1">
        <text:list-item>
          <text:p text:style-name="P9"><text:bookmark text:name="tw-target-text"/><text:span text:style-name="T8">Segmentação de lesão de pele em imagens dermatoscópicas - </text:span><text:span text:style-name="T9">18</text:span></text:p>
          <text:p text:style-name="P9"><text:span text:style-name="T8"/></text:p>
        </text:list-item>
        <text:list-item>
          <text:p text:style-name="P2"><text:span text:style-name="T10">S</text:span>istema clinicamente orientado para Diagnóstico de melanoma - <text:span text:style-name="T11">1</text:span></text:p>
          <text:p text:style-name="P2"/>
        </text:list-item>
        <text:list-item>
          <text:p text:style-name="P2">Análise de imagens médicas</text:p>
          <text:p text:style-name="P2"/>
        </text:list-item>
        <text:list-item>
          <text:p text:style-name="P2">Classificação em nível de dermatologista do câncer de pele - <text:span text:style-name="T11">2</text:span><text:line-break/></text:p>
        </text:list-item>
        <text:list-item>
          <text:p text:style-name="P3"><text:span text:style-name="T1">Reconhecimento do padrão de rede de pigmentos em imagens dermatoscópicas - </text:span><text:span text:style-name="T6">3</text:span></text:p>
          <text:p text:style-name="P6"><text:span text:style-name="T2"/></text:p>
        </text:list-item>
        <text:list-item>
          <text:p text:style-name="P6"><text:span text:style-name="T4">Plataforma para reconhecimento de </text:span><text:span text:style-name="T5">imagens medica</text:span><text:span text:style-name="T6">s </text:span></text:p>
          <text:p text:style-name="P5"><text:span text:style-name="T5"/></text:p>
        </text:list-item>
        <text:list-item>
          <text:p text:style-name="P5"><text:span text:style-name="T5">R</text:span><text:span text:style-name="T1">econhecimento de melanoma – </text:span><text:span text:style-name="T6">4 </text:span></text:p>
          <text:p text:style-name="P6"><text:span text:style-name="T1"/></text:p>
        </text:list-item>
        <text:list-item>
          <text:p text:style-name="P6"><text:span text:style-name="T1">Classificação de lesão de pele - </text:span><text:span text:style-name="T6">5</text:span></text:p>
          <text:p text:style-name="P8"/>
        </text:list-item>
        <text:list-item>
          <text:p text:style-name="P8"><text:bookmark text:name="tw-target-text2"/>Detecção e Diagnóstico de Câncer Baseado em Imagens</text:p>
          <text:p text:style-name="P7"><text:span text:style-name="T2"/></text:p>
        </text:list-item>
        <text:list-item>
          <text:p text:style-name="P7"><text:span text:style-name="T2">Aplicações de aprendizado profundo em </text:span><text:span text:style-name="T3">analises de </text:span><text:span text:style-name="T2">imagens médicas </text:span></text:p>
          <text:p text:style-name="P7"><text:span text:style-name="T2"/></text:p>
        </text:list-item>
        <text:list-item>
          <text:p text:style-name="P6"><text:span text:style-name="T2">Diagnóstico dermatoscópico assistido em melanoma: Revendo resultados, otimizando metodologias e quantificação de diretrizes empíricas - </text:span><text:span text:style-name="T6">6</text:span><text:span text:style-name="T1"><text:line-break/></text:span></text:p>
        </text:list-item>
        <text:list-item>
          <text:p text:style-name="P6"><text:span text:style-name="T1">Uma pesquisa sobre aprendizagem profunda em anal</text:span><text:span text:style-name="T6">ises</text:span><text:span text:style-name="T1"> de imagem médica</text:span></text:p>
          <text:p text:style-name="P7"><text:span text:style-name="T1"/></text:p>
        </text:list-item>
        <text:list-item>
          <text:p text:style-name="P7"><text:span text:style-name="T1">Revisão sobre técnicas e passos do câncer de pele auxiliado por computador - </text:span><text:span text:style-name="T6">7</text:span></text:p>
          <text:p text:style-name="P7"><text:span text:style-name="T1"/></text:p>
        </text:list-item>
        <text:list-item>
          <text:p text:style-name="P7"><text:span text:style-name="T1">Abordagens parciais de decomposição de rótulo de pedido para diagnóstico de melanoma - </text:span><text:span text:style-name="T6">8</text:span></text:p>
          <text:p text:style-name="P7"><text:span text:style-name="T1"/></text:p>
        </text:list-item>
        <text:list-item>
          <text:p text:style-name="P7"><text:span text:style-name="T1">Uma pesquisa sobre detecção automatizada de melanoma - </text:span><text:span text:style-name="T6">9</text:span></text:p>
          <text:p text:style-name="P7"><text:span text:style-name="T1"/></text:p>
        </text:list-item>
        <text:list-item>
          <text:p text:style-name="P7"><text:span text:style-name="T1">Uma abordagem computacional para detectar lesões de pele pigmentadas em imagens macroscópicas - </text:span><text:span text:style-name="T7">10</text:span></text:p>
          <text:p text:style-name="P7"><text:span text:style-name="T1"/></text:p>
        </text:list-item>
        <text:list-item>
          <text:p text:style-name="P7"><text:span text:style-name="T1">Diagnóstico Computacional da Lesão Cutânea da Dermatoscopia De Stock: Modelos do conjunto baseados na característica da entrada Manipulação</text:span><text:span text:style-name="T3"> (melanoma) - </text:span><text:span text:style-name="T7">11</text:span></text:p>
          <text:p text:style-name="P7"><text:span text:style-name="T3"/></text:p>
        </text:list-item>
        <text:list-item>
          <text:p text:style-name="P7"><text:span text:style-name="T3">Diagnóstico de imagem médica para detecção de doenças: uma profunda abordagem de aprendizagem</text:span></text:p>
          <text:p text:style-name="P7"><text:span text:style-name="T3"/></text:p>
        </text:list-item>
        <text:list-item>
          <text:p text:style-name="P6"><text:span text:style-name="T3">Técnicas e algoritmos para diagnóstico assistido por computador de lesões cutâneas pigmentadas - uma revisão (melanoma) - </text:span><text:span text:style-name="T7">12</text:span></text:p>
          <text:p text:style-name="P6"><text:span text:style-name="T3"/></text:p>
        </text:list-item>
        <text:list-item>
          <text:p text:style-name="P6"><text:span text:style-name="T3">Segmentação de Imagem de Lesão de Pele Usando Delaunay Triangulação para detecção de melanoma - </text:span><text:span text:style-name="T7">13</text:span></text:p>
          <text:p text:style-name="P6"><text:span text:style-name="T3"/></text:p>
        </text:list-item>
        <text:list-item>
          <text:p text:style-name="P7"><text:soft-page-break/><text:span text:style-name="T3">Novas abordagens para diagnosticar lesões cutâneas de melanoma Através de Algoritmos de Aprendizagem Supervisionada e Profunda - </text:span><text:span text:style-name="T7">14</text:span></text:p>
          <text:p text:style-name="P7"><text:span text:style-name="T3"/></text:p>
        </text:list-item>
        <text:list-item>
          <text:p text:style-name="P6"><text:span text:style-name="T4">Reconhecimento de melanoma em imagens dermatoscópicas usando Lesion’s Informação da região periférica - </text:span><text:span text:style-name="T7">15</text:span></text:p>
          <text:p text:style-name="P6"><text:span text:style-name="T4"/></text:p>
        </text:list-item>
        <text:list-item>
          <text:p text:style-name="P6"><text:span text:style-name="T4">Evolução e expansão do aprendizado profundo </text:span></text:p>
          <text:p text:style-name="P4"><text:span text:style-name="T1"/></text:p>
        </text:list-item>
        <text:list-item>
          <text:p text:style-name="P4"><text:span text:style-name="T1">Um conjunto de métodos Multi-Modelo Baseado em Aprendizagem Profunda para a predição do cancer</text:span></text:p>
          <text:p text:style-name="P4"><text:span text:style-name="T1"/></text:p>
        </text:list-item>
        <text:list-item>
          <text:p text:style-name="P4">Reconhecimento Automatizado de Melanoma na Dermatoscopia - <text:span text:style-name="T12">16</text:span></text:p>
          <text:p text:style-name="P4"/>
        </text:list-item>
        <text:list-item>
          <text:p text:style-name="P6"><text:span text:style-name="T1"><text:s/>Um </text:span><text:span text:style-name="T4">conjunto de quadros</text:span><text:span text:style-name="T1"> Regularizado de Aprendizagem Profunda para Detecção do Câncer a partir de Dados de treinamento multi-classe e desequilibrados</text:span></text:p>
          <text:p text:style-name="P6"><text:span text:style-name="T1"/></text:p>
        </text:list-item>
        <text:list-item>
          <text:p text:style-name="P6"><text:span text:style-name="T1">Um método simples de limiar ponderado para a segmentação de Lesões de pele pigmentadas em imagens macroscópicas </text:span><text:span text:style-name="T4">(melanomas) - </text:span><text:span text:style-name="T7">17</text:span></text:p>
          <text:p text:style-name="P6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6T00:09:58.097898122</meta:creation-date>
    <dc:date>2018-12-26T02:00:53.229125478</dc:date>
    <meta:editing-duration>PT17M1S</meta:editing-duration>
    <meta:editing-cycles>1</meta:editing-cycles>
    <meta:document-statistic meta:table-count="0" meta:image-count="0" meta:object-count="0" meta:page-count="2" meta:paragraph-count="28" meta:word-count="354" meta:character-count="2312" meta:non-whitespace-character-count="2005"/>
    <meta:generator>LibreOffice/5.1.6.2$Linux_X86_64 LibreOffice_project/10m0$Build-2</meta:generator>
  </office:meta>
</office:document-meta>
</file>